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079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079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079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079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079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079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079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079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079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079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079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079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079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079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079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079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079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José Felix Gómez Brizuel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7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55325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William José Gómez Betancour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835370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0.93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66" meta:non-whitespace-character-count="998"/>
    <meta:template xlink:type="simple" xlink:actuate="onRequest" xlink:title="Normal" xlink:href=""/>
  </office:meta>
</office:document-meta>
</file>